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2.501cm" style:type="right"/>
        </style:tab-stops>
      </style:paragraph-properties>
      <style:text-properties style:font-name="Arial" fo:font-size="10pt" fo:font-style="italic" style:text-underline-style="none" fo:font-weight="normal" fo:background-color="#ffff66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6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1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2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2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style="italic" style:text-underline-style="none" fo:font-weight="normal" fo:background-color="#99ffff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6" style:family="paragraph" style:parent-style-name="Normale">
      <style:text-properties style:font-name="Arial" fo:font-size="11pt" style:font-size-asian="11pt" style:font-size-complex="11pt"/>
    </style:style>
    <style:style style:name="P27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9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0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1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2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3" style:family="paragraph" style:parent-style-name="Standard">
      <style:paragraph-properties fo:background-color="transparent">
        <style:tab-stops/>
        <style:background-image/>
      </style:paragraph-properties>
    </style:style>
    <style:style style:name="P34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fo:color="#000000" style:font-name="Arial" fo:font-size="11pt" style:font-size-asian="11pt" style:font-size-complex="11pt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37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39" style:family="paragraph" style:parent-style-name="Normale">
      <style:text-properties style:font-name="Arial" fo:font-size="9pt" style:font-size-asian="9pt" style:font-size-complex="9pt"/>
    </style:style>
    <style:style style:name="P40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color="#000000" style:font-name="Arial" fo:letter-spacing="-0.005cm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size="11pt" style:text-underline-style="none" style:font-size-asian="11pt" style:font-size-complex="11pt"/>
    </style:style>
    <style:style style:name="T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fo:background-color="#ffff00" style:font-size-asian="11pt" style:font-size-complex="11pt"/>
    </style:style>
    <style:style style:name="T11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2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3" style:family="text">
      <style:text-properties style:font-name="Arial" fo:font-size="9pt" style:text-underline-style="none" fo:background-color="#ffff00" style:font-size-asian="9pt" style:font-size-complex="9pt"/>
    </style:style>
    <style:style style:name="T14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Arial" fo:font-size="9pt" style:font-size-asian="9pt" style:font-size-complex="9pt"/>
    </style:style>
    <style:style style:name="T16" style:family="text">
      <style:text-properties style:font-name="Arial" fo:font-size="9pt" fo:background-color="#ffff00" style:font-size-asian="9pt" style:font-size-complex="9pt"/>
    </style:style>
    <style:style style:name="T17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18" style:family="text">
      <style:text-properties style:font-name="Arial"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9" style:family="text">
      <style:text-properties style:font-name="Ari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0" style:family="text">
      <style:text-properties style:font-name="Arial" fo:font-weight="bold" style:font-weight-asian="bold" style:font-weight-complex="bold"/>
    </style:style>
    <style:style style:name="T21" style:family="text">
      <style:text-properties style:font-name="Arial" fo:background-color="#ffff00"/>
    </style:style>
    <style:style style:name="T22" style:family="text">
      <style:text-properties style:font-name="Arial" fo:font-weight="normal" fo:background-color="transparent" style:font-weight-asian="normal" style:font-weight-complex="normal"/>
    </style:style>
    <style:style style:name="T23" style:family="text">
      <style:text-properties fo:font-weight="bold" style:font-weight-asian="bold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style:use-window-font-color="tru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6" style:family="text">
      <style:text-properties style:use-window-font-color="true"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20">RACCOMANDATA A.R al richiedente</text:p>
            <text:p text:style-name="P21">inviata a mezzo pec al tecnico</text:p>
            <text:p text:style-name="P22">oppure</text:p>
            <text:p text:style-name="P11"><text:span text:style-name="Car._20_predefinito_20_paragrafo"><text:span text:style-name="T13">inviata a mezzo pec al tecnico </text:span></text:span></text:p>
            <text:p text:style-name="P21">incaricato anche in qualità di </text:p>
            <text:p text:style-name="P21">soggetto delegato dal richiedente</text:p>
          </table:table-cell>
        </table:table-row>
      </table:table>
      <text:p text:style-name="P35"><text:span text:style-name="Car._20_predefinito_20_paragrafo"><text:span text:style-name="T7">CLASSIFICAZIONE ${documentRoot.protocollo.CLASS_COD_DEFINITIVO} - ${documentRoot.protocollo.FASCICOLO_ANNO_DEFINITIVO}/${documentRoot.protocollo.FASCICOLO_NUMERO_DEFINITIVO} </text:span></text:span></text:p>
      <text:p text:style-name="P36"><text:span text:style-name="Car._20_predefinito_20_paragrafo"><text:span text:style-name="T6">Prot. Numero: </text:span></text:span><text:bookmark text:name="i0RCdc"/><text:span text:style-name="Car._20_predefinito_20_paragrafo"><text:span text:style-name="T6">${documentRoot.protocollo.NUMERO_PROTOCOLLO}</text:span></text:span><text:span text:style-name="Car._20_predefinito_20_paragrafo"><text:span text:style-name="T7"> <text:s text:c="2"/>del ${documentRoot.protocollo.DATA_PROTOCOLLO} <text:s/></text:span></text:span></text:p>
      <text:p text:style-name="P13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4">Rif. </text:span></text:span><text:span text:style-name="Car._20_predefinito_20_paragrafo"><text:span text:style-name="T15">pratica <text:s/>[numero] - </text:span></text:span><text:span text:style-name="Car._20_predefinito_20_paragrafo"><text:span text:style-name="T16">sigla</text:span></text:span></text:p>
            <text:p text:style-name="Normale"><text:span text:style-name="Car._20_predefinito_20_paragrafo"><text:span text:style-name="T15"/></text:span></text:p>
            <text:p text:style-name="Normale"><text:span text:style-name="Car._20_predefinito_20_paragrafo"><text:span text:style-name="T17"/></text:span>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5">Al Sig. [richiedenti.nominativo;block=tbs:row;]</text:p>
            <text:p text:style-name="P25">[richiedenti.indirizzo]</text:p>
            <text:p text:style-name="P25">[richiedenti.cap] [richiedenti.comune] ([richiedenti.prov])</text:p>
            <text:p text:style-name="P25">in qualità di [richiedenti.titolo]</text:p>
            <text:p text:style-name="P25">della [richiedenti.ragsoc]</text:p>
            <text:p text:style-name="P25">[richiedenti.sede]</text:p>
            <text:p text:style-name="P25">[richiedenti.capd] [richiedenti.comuned] ([richiedenti.provd])</text:p>
            <text:p text:style-name="P17">[richiedenti.pec]</text:p>
            <text:p text:style-name="P25"/>
          </table:table-cell>
        </table:table-row>
        <table:table-row>
          <table:table-cell table:style-name="Tabella6.A1" office:value-type="string">
            <text:p text:style-name="P39">Allegati: //</text:p>
          </table:table-cell>
          <table:table-cell table:style-name="Tabella6.A1" office:value-type="string">
            <text:p text:style-name="P27">e p.c.</text:p>
          </table:table-cell>
          <table:table-cell table:style-name="Tabella6.A1" office:value-type="string">
            <text:p text:style-name="P25">Al [progettisti.nominativo;block=tbs:row;]</text:p>
            <text:p text:style-name="P25"><text:span text:style-name="Car._20_predefinito_20_paragrafo"><text:span text:style-name="T5">[progettisti.pec]</text:span></text:span></text:p>
            <text:p text:style-name="P28"><text:span text:style-name="Car._20_predefinito_20_paragrafo"><text:span text:style-name="T9"/></text:span></text:p>
          </table:table-cell>
        </table:table-row>
        <table:table-row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5">[esecutori.nominativo;block=tbs:row;]</text:p>
            <text:p text:style-name="P25">[esecutori.indirizzo]</text:p>
            <text:p text:style-name="P25">[esecutori.cap] [esecutori.comune] ([esecutori.prov])</text:p>
            <text:p text:style-name="P25">in qualità di [esecutori.titolo]</text:p>
            <text:p text:style-name="P25">della [esecutori.ragsoc]</text:p>
            <text:p text:style-name="P25">[esecutori.sede]</text:p>
            <text:p text:style-name="P25">[esecutori.capd] [esecutori.comuned] ([esecutori.provd])</text:p>
            <text:p text:style-name="P25">[esecutori.pec] </text:p>
          </table:table-cell>
        </table:table-row>
      </table:table>
      <text:p text:style-name="P26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8">Oggetto:</text:p>
          </table:table-cell>
          <table:table-cell table:style-name="Tabella2.A1" office:value-type="string">
            <text:p text:style-name="P40"><text:span text:style-name="Car._20_predefinito_20_paragrafo"><text:span text:style-name="T12">${documentRoot.protocollo.OGGETTO_PROTOCOLLO_DEFINITIVO} </text:span></text:span></text:p>
          </table:table-cell>
        </table:table-row>
      </table:table>
      <text:p text:style-name="P31"/>
      <text:p text:style-name="P14">[tipo_pratica] del [data_presentazione] prot. n. [protocollo] del [data_protocollo] relativa [oggetto] presso [ubicazione]. – D. Lgs. n. 81/08, art. 90 comma 10 - violazione degli adempimenti contributivi. <text:span text:style-name="Car._20_predefinito_20_paragrafo"><text:span text:style-name="T26">Sospensione dei lavori.</text:span></text:span></text:p>
      <text:p text:style-name="P5"><text:soft-page-break/><text:span text:style-name="T19"><text:tab/></text:span><text:span text:style-name="Car._20_predefinito_20_paragrafo"><text:span text:style-name="T18"> A seguito di verifica si informa che dal DURC, acquisito d'ufficio, risulta l'irregolarità degli adempimenti contributivi da parte della ditta operante presso il cantiere in oggetto citato.</text:span></text:span></text:p>
      <text:p text:style-name="P14"><text:tab/>Tale violazione comporta l'applicazione delle disposizioni previste all'art. 90 comma 10 del D. Lgs. n. 81/08 in base alle quali il titolo edilizio abilitativo non ha efficacia.</text:p>
      <text:p text:style-name="P14"><text:tab/><text:span text:style-name="T23">Pertanto, con la presente si ingiunge la sospensione dei lavori e si rileva che le opere già realizzate sono da considerarsi eseguite in assenza di titolo edilizio.</text:span></text:p>
      <text:p text:style-name="P14"><text:tab/>Si richiede pertanto che entro il termine di gg. 10 dalla data di ricevimento della presente venga riferito circa lo stato di esecuzione dei lavori ed eventuali osservazioni in merito a quanto rilevato, al fine dei conseguenti successivi provvedimenti a termini di Legge.</text:p>
      <text:p text:style-name="P34"/>
      <text:p text:style-name="P5"><text:span text:style-name="Car._20_predefinito_20_paragrafo"><text:span text:style-name="T4"><text:tab/>Distinti saluti.</text:span></text:span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19">Il Dirigente</text:p>
          </table:table-cell>
        </table:table-row>
        <table:table-row table:style-name="Tabella5.1">
          <table:table-cell table:style-name="Tabella5.A1" office:value-type="string">
            <text:p text:style-name="P16"/>
          </table:table-cell>
          <table:table-cell table:style-name="Tabella5.A1" office:value-type="string">
            <text:p text:style-name="P15">${documentRoot.protocollo.DIRIGENTE_DEFINITIVO} </text:p>
            <text:p text:style-name="P6">(Sottoscritto digitalmente ai sensi</text:p>
            <text:p text:style-name="P6">dell'art. 21 D.Lgs n. 82/2005 e s.m.i.)</text:p>
            <text:p text:style-name="P15"/>
          </table:table-cell>
        </table:table-row>
      </table:table>
      <text:p text:style-name="P4">Istruttore della pratica: [istruttore_tecnico]0198310</text:p>
      <text:p text:style-name="P4">Responsabile del Servizio Edilizia Privata Arch. Luca Spada</text:p>
      <text:p text:style-name="P23">Responsabile dell'U.O. Edilizia certificata Arch. Caterina Curti</text:p>
      <text:p text:style-name="P3"><text:span text:style-name="Car._20_predefinito_20_paragrafo"><text:span text:style-name="T3"/></text:span></text:p>
      <text:p text:style-name="P37"/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5:41:01.82</dc:date>
    <meta:print-date>2013-02-20T09:35:00</meta:print-date>
    <meta:editing-cycles>55</meta:editing-cycles>
    <meta:editing-duration>PT4H33M33S</meta:editing-duration>
    <meta:generator>OpenOffice/4.0.0$Win32 OpenOffice.org_project/400m3$Build-9702</meta:generator>
    <meta:document-statistic meta:table-count="5" meta:image-count="1" meta:object-count="0" meta:page-count="2" meta:paragraph-count="57" meta:word-count="324" meta:character-count="2924"/>
  </office:meta>
</office:document-meta>
</file>